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4" table:default-cell-style-name="Default"/>
        <table:table-column table:style-name="co7" table:number-columns-repeated="42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7"/>
          <table:table-cell table:number-columns-repeated="46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63"/>
          <table:table-cell table:style-name="Default" table:number-columns-repeated="17"/>
          <table:table-cell table:number-columns-repeated="46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7"/>
          <table:table-cell table:number-columns-repeated="46"/>
        </table:table-row>
        <table:table-row table:style-name="ro3">
          <table:table-cell table:style-name="ce63"/>
          <table:table-cell table:style-name="Default" table:number-columns-repeated="17"/>
          <table:table-cell table:number-columns-repeated="46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number-columns-repeated="46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46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46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12" table:style-name="ce41"/>
          <table:table-cell table:style-name="ce63" table:number-columns-repeated="4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office:value-type="percentage" office:value="0" calcext:value-type="percentage">
            <text:p>0%</text:p>
          </table:table-cell>
          <table:table-cell table:formula="of:=0.93" office:value-type="percentage" office:value="0.93" calcext:value-type="percentage">
            <text:p>93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85" office:value-type="percentage" office:value="0.85" calcext:value-type="percentage">
            <text:p>8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number-columns-repeated="46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" calcext:value-type="percentage">
            <text:p>0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number-columns-repeated="46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0" calcext:value-type="percentage">
            <text:p>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number-columns-repeated="46"/>
        </table:table-row>
        <table:table-row table:style-name="ro5" table:number-rows-repeated="5">
          <table:table-cell table:style-name="Default" table:number-columns-repeated="18"/>
          <table:table-cell table:number-columns-repeated="46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4"/>
          <table:table-cell table:number-columns-repeated="46"/>
        </table:table-row>
        <table:table-row table:style-name="ro5">
          <table:table-cell table:style-name="ce71" table:number-columns-repeated="14"/>
          <table:table-cell table:style-name="Default" table:number-columns-repeated="4"/>
          <table:table-cell table:number-columns-repeated="46"/>
        </table:table-row>
        <table:table-row table:style-name="ro5" table:number-rows-repeated="3">
          <table:table-cell table:style-name="Default" table:number-columns-repeated="18"/>
          <table:table-cell table:number-columns-repeated="46"/>
        </table:table-row>
        <table:table-row table:style-name="ro5">
          <table:table-cell table:style-name="ce62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17"/>
          <table:table-cell table:number-columns-repeated="46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7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3:43:58.031818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42</meta:editing-cycles>
    <meta:generator>LibreOffice/7.1.7.2$Linux_X86_64 LibreOffice_project/10$Build-2</meta:generator>
    <dc:date>2022-04-07T16:04:42.363547024</dc:date>
    <meta:editing-duration>PT7H51M55S</meta:editing-duration>
    <meta:document-statistic meta:table-count="2" meta:cell-count="886" meta:object-count="0"/>
  </office:meta>
</office:document-meta>
</file>